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7c20" officeooo:paragraph-rsid="000a7c20"/>
    </style:style>
    <style:style style:name="P2" style:family="paragraph" style:parent-style-name="Standard">
      <style:text-properties officeooo:rsid="000ee745" officeooo:paragraph-rsid="00114b55"/>
    </style:style>
    <style:style style:name="P3" style:family="paragraph" style:parent-style-name="Standard">
      <style:text-properties officeooo:rsid="00213f26" officeooo:paragraph-rsid="00213f26"/>
    </style:style>
    <style:style style:name="P4" style:family="paragraph" style:parent-style-name="Standard">
      <style:text-properties officeooo:rsid="00257176" officeooo:paragraph-rsid="004b7443"/>
    </style:style>
    <style:style style:name="P5" style:family="paragraph" style:parent-style-name="Standard">
      <style:text-properties officeooo:rsid="00257176" officeooo:paragraph-rsid="000ee745"/>
    </style:style>
    <style:style style:name="P6" style:family="paragraph" style:parent-style-name="Standard">
      <style:text-properties officeooo:rsid="00283039" officeooo:paragraph-rsid="00283039"/>
    </style:style>
    <style:style style:name="P7" style:family="paragraph" style:parent-style-name="Standard">
      <style:text-properties officeooo:rsid="004d626f" officeooo:paragraph-rsid="004d626f"/>
    </style:style>
    <style:style style:name="P8" style:family="paragraph" style:parent-style-name="Standard">
      <style:text-properties officeooo:rsid="004ef69c" officeooo:paragraph-rsid="004ef69c"/>
    </style:style>
    <style:style style:name="P9" style:family="paragraph" style:parent-style-name="Standard">
      <style:text-properties officeooo:rsid="00564200" officeooo:paragraph-rsid="00564200"/>
    </style:style>
    <style:style style:name="P10" style:family="paragraph" style:parent-style-name="Text_20_body">
      <style:text-properties officeooo:rsid="00371646" officeooo:paragraph-rsid="003853a3"/>
    </style:style>
    <style:style style:name="P11" style:family="paragraph" style:parent-style-name="Text_20_body">
      <style:text-properties officeooo:rsid="003a238e" officeooo:paragraph-rsid="003a238e"/>
    </style:style>
    <style:style style:name="P12" style:family="paragraph" style:parent-style-name="Text_20_body">
      <style:text-properties officeooo:paragraph-rsid="003a238e"/>
    </style:style>
    <style:style style:name="P13" style:family="paragraph" style:parent-style-name="Text_20_body">
      <style:text-properties officeooo:paragraph-rsid="0042db99"/>
    </style:style>
    <style:style style:name="P14" style:family="paragraph" style:parent-style-name="Heading_20_1">
      <style:text-properties officeooo:rsid="000c6b1e" officeooo:paragraph-rsid="000c6b1e"/>
    </style:style>
    <style:style style:name="P15" style:family="paragraph" style:parent-style-name="Heading_20_3">
      <style:text-properties officeooo:paragraph-rsid="003af003"/>
    </style:style>
    <style:style style:name="P16" style:family="paragraph" style:parent-style-name="Heading_20_3">
      <style:text-properties officeooo:rsid="003a238e" officeooo:paragraph-rsid="003a238e"/>
    </style:style>
    <style:style style:name="P17" style:family="paragraph" style:parent-style-name="Heading_20_3">
      <style:text-properties officeooo:paragraph-rsid="006dd932"/>
    </style:style>
    <style:style style:name="P18" style:family="paragraph" style:parent-style-name="Heading_20_6">
      <style:text-properties officeooo:rsid="0053d7f7" officeooo:paragraph-rsid="0053d7f7"/>
    </style:style>
    <style:style style:name="P19" style:family="paragraph" style:parent-style-name="Standard" style:list-style-name="L3">
      <style:text-properties officeooo:rsid="000ee745" officeooo:paragraph-rsid="000ee745"/>
    </style:style>
    <style:style style:name="P20" style:family="paragraph" style:parent-style-name="Standard" style:list-style-name="L3">
      <style:text-properties officeooo:rsid="000ee745" officeooo:paragraph-rsid="00114b55"/>
    </style:style>
    <style:style style:name="P21" style:family="paragraph" style:parent-style-name="Standard" style:list-style-name="L3">
      <style:text-properties officeooo:rsid="000ee745" officeooo:paragraph-rsid="006bfd9c"/>
    </style:style>
    <style:style style:name="P22" style:family="paragraph" style:parent-style-name="Standard" style:list-style-name="L3">
      <style:text-properties officeooo:rsid="00213f26" officeooo:paragraph-rsid="00213f26"/>
    </style:style>
    <style:style style:name="P23" style:family="paragraph" style:parent-style-name="Standard" style:list-style-name="L3">
      <style:text-properties officeooo:rsid="00213f26" officeooo:paragraph-rsid="006bfd9c"/>
    </style:style>
    <style:style style:name="P24" style:family="paragraph" style:parent-style-name="Standard" style:list-style-name="L4">
      <style:text-properties officeooo:rsid="004d626f" officeooo:paragraph-rsid="004d626f"/>
    </style:style>
    <style:style style:name="P25" style:family="paragraph" style:parent-style-name="Standard" style:list-style-name="L5">
      <style:text-properties officeooo:rsid="004ef69c" officeooo:paragraph-rsid="004ef69c"/>
    </style:style>
    <style:style style:name="P26" style:family="paragraph" style:parent-style-name="Standard" style:list-style-name="L6">
      <style:text-properties officeooo:rsid="004f89a1" officeooo:paragraph-rsid="004f89a1"/>
    </style:style>
    <style:style style:name="P27" style:family="paragraph" style:parent-style-name="Standard" style:list-style-name="L7">
      <style:text-properties officeooo:rsid="00564200" officeooo:paragraph-rsid="00564200"/>
    </style:style>
    <style:style style:name="P28" style:family="paragraph" style:parent-style-name="Standard" style:list-style-name="L8">
      <style:text-properties officeooo:rsid="00572002" officeooo:paragraph-rsid="0057af81"/>
    </style:style>
    <style:style style:name="P29" style:family="paragraph" style:parent-style-name="Standard" style:list-style-name="L3">
      <style:text-properties fo:color="#c9211e" loext:opacity="100%" officeooo:rsid="004b173e" officeooo:paragraph-rsid="004b7443"/>
    </style:style>
    <style:style style:name="P30" style:family="paragraph" style:parent-style-name="Standard" style:list-style-name="L3">
      <style:text-properties fo:color="#c9211e" loext:opacity="100%" officeooo:rsid="00283039" officeooo:paragraph-rsid="004b7443"/>
    </style:style>
    <style:style style:name="P31" style:family="paragraph" style:parent-style-name="Standard" style:list-style-name="L9">
      <style:text-properties officeooo:rsid="006253da" officeooo:paragraph-rsid="006253da"/>
    </style:style>
    <style:style style:name="P32" style:family="paragraph" style:parent-style-name="Standard" style:list-style-name="L9">
      <style:text-properties officeooo:rsid="00643211" officeooo:paragraph-rsid="00643211"/>
    </style:style>
    <style:style style:name="P33" style:family="paragraph" style:parent-style-name="Standard" style:list-style-name="L9">
      <style:text-properties officeooo:rsid="0063cc8e" officeooo:paragraph-rsid="00652de5"/>
    </style:style>
    <style:style style:name="P34" style:family="paragraph" style:parent-style-name="Standard" style:list-style-name="L2">
      <style:text-properties officeooo:rsid="006bfd9c" officeooo:paragraph-rsid="006bfd9c"/>
    </style:style>
    <style:style style:name="P35" style:family="paragraph" style:parent-style-name="Standard">
      <style:text-properties officeooo:rsid="000a7c20" officeooo:paragraph-rsid="000a7c20"/>
    </style:style>
    <style:style style:name="P36" style:family="paragraph" style:parent-style-name="Text_20_body" style:list-style-name="L1">
      <style:text-properties officeooo:rsid="0012720a" officeooo:paragraph-rsid="0012720a"/>
    </style:style>
    <style:style style:name="P37" style:family="paragraph" style:parent-style-name="Text_20_body" style:list-style-name="L1">
      <style:text-properties officeooo:rsid="00223cee" officeooo:paragraph-rsid="00223cee"/>
    </style:style>
    <style:style style:name="P38" style:family="paragraph" style:parent-style-name="Text_20_body" style:list-style-name="L1">
      <style:text-properties officeooo:rsid="004027f4" officeooo:paragraph-rsid="004027f4"/>
    </style:style>
    <style:style style:name="P39" style:family="paragraph" style:parent-style-name="Text_20_body" style:list-style-name="L3"/>
    <style:style style:name="P40" style:family="paragraph" style:parent-style-name="Text_20_body" style:list-style-name="L3">
      <style:text-properties officeooo:rsid="00371646" officeooo:paragraph-rsid="00371646"/>
    </style:style>
    <style:style style:name="P41" style:family="paragraph" style:parent-style-name="Text_20_body" style:list-style-name="L3">
      <style:text-properties officeooo:rsid="003853a3" officeooo:paragraph-rsid="003853a3"/>
    </style:style>
    <style:style style:name="P42" style:family="paragraph" style:parent-style-name="Text_20_body" style:list-style-name="L10">
      <style:text-properties officeooo:rsid="005c4ee1" officeooo:paragraph-rsid="005c4ee1"/>
    </style:style>
    <style:style style:name="P43" style:family="paragraph" style:parent-style-name="Text_20_body" style:list-style-name="L11">
      <style:text-properties officeooo:rsid="0042db99" officeooo:paragraph-rsid="0042db99"/>
    </style:style>
    <style:style style:name="P44" style:family="paragraph" style:parent-style-name="Text_20_body" style:list-style-name="L12">
      <style:text-properties officeooo:rsid="003a238e" officeooo:paragraph-rsid="003a238e"/>
    </style:style>
    <style:style style:name="T1" style:family="text">
      <style:text-properties officeooo:rsid="000a7c2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12d7" style:font-weight-asian="bold" style:font-weight-complex="bold"/>
    </style:style>
    <style:style style:name="T4" style:family="text">
      <style:text-properties fo:font-weight="bold" officeooo:rsid="000fd874" style:font-weight-asian="bold" style:font-weight-complex="bold"/>
    </style:style>
    <style:style style:name="T5" style:family="text">
      <style:text-properties fo:font-weight="bold" officeooo:rsid="00371646" style:font-weight-asian="bold" style:font-weight-complex="bold"/>
    </style:style>
    <style:style style:name="T6" style:family="text">
      <style:text-properties fo:font-weight="bold" officeooo:rsid="003853a3" style:font-weight-asian="bold" style:font-weight-complex="bold"/>
    </style:style>
    <style:style style:name="T7" style:family="text">
      <style:text-properties fo:font-weight="bold" officeooo:rsid="003a238e" style:font-weight-asian="bold" style:font-weight-complex="bold"/>
    </style:style>
    <style:style style:name="T8" style:family="text">
      <style:text-properties fo:font-weight="bold" officeooo:rsid="0042db99" style:font-weight-asian="bold" style:font-weight-complex="bold"/>
    </style:style>
    <style:style style:name="T9" style:family="text">
      <style:text-properties fo:font-weight="bold" officeooo:rsid="00479465" style:font-weight-asian="bold" style:font-weight-complex="bold"/>
    </style:style>
    <style:style style:name="T10" style:family="text">
      <style:text-properties fo:font-weight="bold" officeooo:rsid="004d626f" style:font-weight-asian="bold" style:font-weight-complex="bold"/>
    </style:style>
    <style:style style:name="T11" style:family="text">
      <style:text-properties fo:font-weight="bold" officeooo:rsid="004ef69c" style:font-weight-asian="bold" style:font-weight-complex="bold"/>
    </style:style>
    <style:style style:name="T12" style:family="text">
      <style:text-properties fo:font-weight="bold" officeooo:rsid="004f89a1" style:font-weight-asian="bold" style:font-weight-complex="bold"/>
    </style:style>
    <style:style style:name="T13" style:family="text">
      <style:text-properties fo:font-weight="bold" officeooo:rsid="0051d3c8" style:font-weight-asian="bold" style:font-weight-complex="bold"/>
    </style:style>
    <style:style style:name="T14" style:family="text">
      <style:text-properties fo:font-weight="bold" officeooo:rsid="0055d073" style:font-weight-asian="bold" style:font-weight-complex="bold"/>
    </style:style>
    <style:style style:name="T15" style:family="text">
      <style:text-properties fo:font-weight="bold" officeooo:rsid="00572002" style:font-weight-asian="bold" style:font-weight-complex="bold"/>
    </style:style>
    <style:style style:name="T16" style:family="text">
      <style:text-properties fo:font-weight="bold" officeooo:rsid="006253da" style:font-weight-asian="bold" style:font-weight-complex="bold"/>
    </style:style>
    <style:style style:name="T17" style:family="text">
      <style:text-properties fo:font-weight="bold" officeooo:rsid="00646f2c" style:font-weight-asian="bold" style:font-weight-complex="bold"/>
    </style:style>
    <style:style style:name="T18" style:family="text">
      <style:text-properties officeooo:rsid="001dfb62"/>
    </style:style>
    <style:style style:name="T19" style:family="text">
      <style:text-properties style:text-position="super 58%"/>
    </style:style>
    <style:style style:name="T20" style:family="text">
      <style:text-properties officeooo:rsid="0028c385"/>
    </style:style>
    <style:style style:name="T21" style:family="text">
      <style:text-properties officeooo:rsid="00297d87"/>
    </style:style>
    <style:style style:name="T22" style:family="text">
      <style:text-properties officeooo:rsid="00389714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371646" style:font-weight-asian="normal" style:font-weight-complex="normal"/>
    </style:style>
    <style:style style:name="T25" style:family="text">
      <style:text-properties fo:font-weight="normal" officeooo:rsid="003dc7a6" style:font-weight-asian="normal" style:font-weight-complex="normal"/>
    </style:style>
    <style:style style:name="T26" style:family="text">
      <style:text-properties fo:font-weight="normal" officeooo:rsid="003ed762" style:font-weight-asian="normal" style:font-weight-complex="normal"/>
    </style:style>
    <style:style style:name="T27" style:family="text">
      <style:text-properties fo:font-weight="normal" officeooo:rsid="003f3b64" style:font-weight-asian="normal" style:font-weight-complex="normal"/>
    </style:style>
    <style:style style:name="T28" style:family="text">
      <style:text-properties officeooo:rsid="003af003"/>
    </style:style>
    <style:style style:name="T29" style:family="text">
      <style:text-properties officeooo:rsid="003cdb78"/>
    </style:style>
    <style:style style:name="T30" style:family="text">
      <style:text-properties officeooo:rsid="00473fdd"/>
    </style:style>
    <style:style style:name="T31" style:family="text">
      <style:text-properties officeooo:rsid="00479465"/>
    </style:style>
    <style:style style:name="T32" style:family="text">
      <style:text-properties fo:color="#c9211e" loext:opacity="100%" fo:font-weight="bold" officeooo:rsid="00283039" style:font-weight-asian="bold" style:font-weight-complex="bold"/>
    </style:style>
    <style:style style:name="T33" style:family="text">
      <style:text-properties fo:color="#c9211e" loext:opacity="100%" fo:font-weight="bold" officeooo:rsid="002cfc22" style:font-weight-asian="bold" style:font-weight-complex="bold"/>
    </style:style>
    <style:style style:name="T34" style:family="text">
      <style:text-properties officeooo:rsid="004d626f"/>
    </style:style>
    <style:style style:name="T35" style:family="text">
      <style:text-properties officeooo:rsid="004ef69c"/>
    </style:style>
    <style:style style:name="T36" style:family="text">
      <style:text-properties officeooo:rsid="0051d3c8"/>
    </style:style>
    <style:style style:name="T37" style:family="text">
      <style:text-properties officeooo:rsid="00646f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Sed</text:h>
      <text:list xml:id="list1925160130" text:style-name="L1">
        <text:list-item>
          <text:p text:style-name="P36">Pattern can be a regex</text:p>
        </text:list-item>
        <text:list-item>
          <text:p text:style-name="P37">Works on <text:span text:style-name="T29">streaming </text:span>lines of text <text:span text:style-name="T29">one line at a time</text:span>, not the text as a whol<text:span text:style-name="T28">e.</text:span></text:p>
        </text:list-item>
        <text:list-item>
          <text:p text:style-name="P38">Can read from any stream such as fifo (mkfifo /tmp/rs)</text:p>
        </text:list-item>
      </text:list>
      <text:h text:style-name="P15" text:outline-level="3">Match</text:h>
      <text:p text:style-name="P1"><text:tab/><text:tab/><text:tab/><text:span text:style-name="T2">sed -n ‘/pattern/p’ &lt;input_like_a_file&gt;</text:span></text:p>
      <text:p text:style-name="P1"/>
      <text:list xml:id="list3657320582" text:style-name="L2">
        <text:list-item>
          <text:p text:style-name="P34"><text:span text:style-name="T1">-n will only print out </text:span><text:span text:style-name="T18">matches, not the whole pattern space</text:span></text:p>
        </text:list-item>
      </text:list>
      <text:h text:style-name="P17" text:outline-level="3">Replace</text:h>
      <text:p text:style-name="P1"><text:tab/><text:tab/><text:tab/><text:span text:style-name="T2">sed ‘</text:span><text:span text:style-name="T3">s/old-text/new-text/</text:span><text:span text:style-name="T2">’ &lt;</text:span><text:span text:style-name="T3">input_like_a_file&gt;</text:span></text:p>
      <text:p text:style-name="P1"/>
      <text:list xml:id="list771108744" text:style-name="L3">
        <text:list-item>
          <text:p text:style-name="P19">Will not modify the file, only print out the result</text:p>
        </text:list-item>
        <text:list-item>
          <text:p text:style-name="P22"><text:span text:style-name="T13">By default</text:span><text:span text:style-name="T36"> o</text:span>nly replaces the <text:span text:style-name="T2">first occurrence on a li</text:span><text:span text:style-name="T13">ne</text:span></text:p>
        </text:list-item>
      </text:list>
      <text:p text:style-name="P3"/>
      <text:h text:style-name="P18" text:outline-level="6">Replace first occurrence of each line</text:h>
      <text:p text:style-name="P7"/>
      <text:p text:style-name="P3"><text:tab/><text:tab/><text:tab/><text:span text:style-name="T10">sed ‘3 s/old/new/’ &lt;input&gt;</text:span></text:p>
      <text:list xml:id="list709058540" text:style-name="L4">
        <text:list-item>
          <text:p text:style-name="P24">Replace the first occurrence on the 3<text:span text:style-name="T19">rd</text:span> line.</text:p>
        </text:list-item>
      </text:list>
      <text:p text:style-name="P7"/>
      <text:p text:style-name="P7"><text:tab/><text:tab/><text:tab/><text:span text:style-name="T11">sed ‘1,3 s/old/new/’ &lt;input&gt;</text:span></text:p>
      <text:list xml:id="list3174183803" text:style-name="L5">
        <text:list-item>
          <text:p text:style-name="P25">Replace t<text:span text:style-name="T34">he first occurrence on </text:span>lines 1-3</text:p>
        </text:list-item>
      </text:list>
      <text:p text:style-name="P8"/>
      <text:p text:style-name="P8"><text:tab/><text:tab/><text:tab/><text:span text:style-name="T12">sed ‘3,$ s/old/new/’ &lt;input&gt;</text:span></text:p>
      <text:list xml:id="list2111955759" text:style-name="L6">
        <text:list-item>
          <text:p text:style-name="P26">Replace the <text:s/><text:span text:style-name="T34">first occurrence on </text:span><text:span text:style-name="T35">lines </text:span>3 till end of lines.</text:p>
        </text:list-item>
      </text:list>
      <text:p text:style-name="P3"/>
      <text:h text:style-name="P18" text:outline-level="6">Replace nth occurrence on EACH LINE</text:h>
      <text:p text:style-name="P3"/>
      <text:p text:style-name="P3"><text:tab/><text:tab/><text:tab/><text:span text:style-name="T14">sed ‘s/old/new/3’ &lt;input&gt;</text:span></text:p>
      <text:list xml:id="list1677127252" text:style-name="L7">
        <text:list-item>
          <text:p text:style-name="P27">Replace the 3<text:span text:style-name="T19">rd</text:span> occurrence on EACH LINE</text:p>
        </text:list-item>
      </text:list>
      <text:p text:style-name="P9"/>
      <text:p text:style-name="P9"><text:tab/><text:tab/><text:tab/><text:span text:style-name="T15">sed ‘s/old/new/3g’ &lt;input&gt;</text:span></text:p>
      <text:list xml:id="list1721928572" text:style-name="L8">
        <text:list-item>
          <text:p text:style-name="P28">Replace each occurrence starting with the 3<text:span text:style-name="T19">rd</text:span> occurrence till the end of the line.</text:p>
        </text:list-item>
      </text:list>
      <text:p text:style-name="P9"/>
      <text:p text:style-name="P3"/>
      <text:p text:style-name="P5"/>
      <text:p text:style-name="P6"/>
      <text:p text:style-name="P6"><text:tab/><text:tab/><text:tab/></text:p>
      <text:p text:style-name="P4"><text:tab/><text:tab/><text:tab/><text:span text:style-name="T32">sed -n ‘</text:span><text:span text:style-name="T33">s</text:span><text:span text:style-name="T32">/ERROR/ERROR2/p’ &lt;input_like_a_file&gt;</text:span></text:p>
      <text:p text:style-name="P4"/>
      <text:list xml:id="list53947278946984" text:continue-list="list771108744" text:style-name="L3">
        <text:list-item>
          <text:p text:style-name="P29">Not sure when you would use this.</text:p>
        </text:list-item>
        <text:list-item>
          <text:p text:style-name="P30">Use -n and /p to print out <text:span text:style-name="T2">only the replaced lines</text:span></text:p>
        </text:list-item>
        <text:list-item>
          <text:p text:style-name="P30">/<text:span text:style-name="T20">p by itself will print out the replaced line AND the pattern spac</text:span><text:span text:style-name="T21">e. <text:s/></text:span><text:span text:style-name="T30">If a line does not have the search pattern and is not replaced /p will just print the line.</text:span></text:p>
        </text:list-item>
      </text:list>
      <text:h text:style-name="Heading_20_3" text:outline-level="3"><text:soft-page-break/>Delete</text:h>
      <text:p text:style-name="P1"><text:tab/><text:tab/><text:tab/><text:span text:style-name="T4">sed ‘/pattern/d’ &lt;input_like_a_file&gt;</text:span></text:p>
      <text:p text:style-name="P1"/>
      <text:list xml:id="list53948080407401" text:continue-numbering="true" text:style-name="L3">
        <text:list-item>
          <text:p text:style-name="P20"><text:span text:style-name="T22">All of these w</text:span>ill not modify the file, only print out the result. <text:s/><text:span text:style-name="T9">Works on the whole line</text:span><text:span text:style-name="T31">.</text:span></text:p>
        </text:list-item>
      </text:list>
      <text:p text:style-name="P2"/>
      <text:p text:style-name="P2"><text:tab/><text:tab/><text:tab/><text:span text:style-name="T16">sed ‘1,/INFO/d’ &lt;input&gt;</text:span></text:p>
      <text:list xml:id="list3009571214" text:style-name="L9">
        <text:list-item>
          <text:p text:style-name="P31">Delete first line that has INFO in it.</text:p>
        </text:list-item>
        <text:list-item>
          <text:p text:style-name="P32">Can use $ for last line <text:span text:style-name="T37">( </text:span><text:span text:style-name="T17">‘$,/INFO/d’</text:span><text:span text:style-name="T37"> )</text:span></text:p>
        </text:list-item>
        <text:list-item>
          <text:p text:style-name="P33">For more than one line, need to use regex.</text:p>
        </text:list-item>
      </text:list>
      <text:p text:style-name="P2"/>
      <text:p text:style-name="Text_20_body"><text:tab/><text:tab/><text:tab/><text:span text:style-name="T2">sed ‘nd’ &lt;input_like_a_file&gt;</text:span></text:p>
      <text:list xml:id="list53947905117632" text:continue-list="list53948080407401" text:style-name="L3">
        <text:list-item>
          <text:p text:style-name="P39">Delete the nth line.</text:p>
        </text:list-item>
      </text:list>
      <text:p text:style-name="Text_20_body"><text:tab/><text:tab/><text:tab/><text:span text:style-name="T2">sed ‘$d’ &lt;input_like_a_file&gt;</text:span></text:p>
      <text:list xml:id="list53947163971241" text:continue-numbering="true" text:style-name="L3">
        <text:list-item>
          <text:p text:style-name="P39">Delete the last line</text:p>
        </text:list-item>
      </text:list>
      <text:p text:style-name="Text_20_body"><text:tab/><text:tab/><text:tab/><text:span text:style-name="T5">sed ‘x,yd’ &lt;input_like_a_file&gt;</text:span></text:p>
      <text:list xml:id="list53946760978927" text:continue-numbering="true" text:style-name="L3">
        <text:list-item>
          <text:p text:style-name="P40">Delete a range of lines from line x to line y</text:p>
        </text:list-item>
      </text:list>
      <text:p text:style-name="P10"><text:tab/><text:tab/><text:tab/><text:span text:style-name="T6">sed ‘n,$d’ </text:span><text:span text:style-name="T2">&lt;input_like_a_file&gt;</text:span></text:p>
      <text:list xml:id="list53948764184960" text:continue-numbering="true" text:style-name="L3">
        <text:list-item>
          <text:p text:style-name="P41">Delete nth to last line</text:p>
        </text:list-item>
      </text:list>
      <text:h text:style-name="P16" text:outline-level="3">Insert Text</text:h>
      <text:list xml:id="list3056560948" text:style-name="L10">
        <text:list-item>
          <text:p text:style-name="P42">Can use range like ‘2,4’ or to end like ‘2,$’</text:p>
        </text:list-item>
      </text:list>
      <text:p text:style-name="P13"><text:tab/><text:tab/><text:tab/><text:span text:style-name="T8">sed ‘a\new text’ </text:span><text:span text:style-name="T5">&lt;input_like_a_file&gt;</text:span></text:p>
      <text:list xml:id="list3199318477" text:style-name="L11">
        <text:list-item>
          <text:p text:style-name="P43">Just using <text:span text:style-name="T2">i</text:span> or <text:span text:style-name="T2">a</text:span> will insert/append to each line.</text:p>
        </text:list-item>
      </text:list>
      <text:p text:style-name="P12"><text:tab/><text:tab/><text:tab/><text:span text:style-name="T7">sed ‘3i\new text’ </text:span><text:span text:style-name="T5">&lt;input_like_a_file&gt;</text:span></text:p>
      <text:list xml:id="list3369312433" text:style-name="L12">
        <text:list-item>
          <text:p text:style-name="P44"><text:span text:style-name="T24">B</text:span><text:span text:style-name="T23">oth insert before an after is like vi.</text:span></text:p>
        </text:list-item>
        <text:list-item>
          <text:p text:style-name="P44"><text:span text:style-name="T24">I</text:span><text:span text:style-name="T23">nsert </text:span><text:span text:style-name="T27">(insert in vi)</text:span><text:span text:style-name="T23"> the new text before line 3.</text:span></text:p>
        </text:list-item>
      </text:list>
      <text:p text:style-name="P11"><text:span text:style-name="T23"><text:tab/><text:tab/><text:tab/></text:span><text:span text:style-name="T2">sed ‘4a\new text’ </text:span><text:span text:style-name="T5">&lt;input_like_a_file&gt;</text:span></text:p>
      <text:list xml:id="list53948075980120" text:continue-numbering="true" text:style-name="L12">
        <text:list-item>
          <text:p text:style-name="P44"><text:span text:style-name="T23">Insert </text:span><text:span text:style-name="T25">(append </text:span><text:span text:style-name="T26">mode</text:span><text:span text:style-name="T25"> in vi)</text:span><text:span text:style-name="T23"> new text after line 4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3T05:42:37.822969020</meta:creation-date>
    <meta:generator>LibreOffice/7.0.4.2$Linux_X86_64 LibreOffice_project/00$Build-2</meta:generator>
    <dc:date>2025-09-13T05:38:39.194496815</dc:date>
    <meta:editing-duration>P3DT16H19M29S</meta:editing-duration>
    <meta:editing-cycles>101</meta:editing-cycles>
    <meta:document-statistic meta:table-count="0" meta:image-count="0" meta:object-count="0" meta:page-count="2" meta:paragraph-count="52" meta:word-count="380" meta:character-count="2110" meta:non-whitespace-character-count="1751"/>
  </office:meta>
</office:document-meta>
</file>